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9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13" style:family="table-cell" style:parent-style-name="Default">
      <style:table-cell-properties fo:background-color="#ffffff" fo:border="0.99pt dotted #00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 fo:font-weight="bold" style:font-weight-asian="bold" style:font-weight-complex="bold"/>
    </style:style>
    <style:style style:name="T4" style:family="text">
      <style:text-properties style:text-underline-style="none" style:text-underline-color="font-color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MI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 should have few actions (</text:span><text:span text:style-name="T3">create Event, update Event)</text:span><text:span text:style-name="T4"> in event tab</text:span></text:p>
            <text:p/>
            <text:p>2. DB table name <text:span text:style-name="T5">(recruit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Type of Events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lkIn</text:p>
          </table:table-cell>
          <table:table-cell table:style-name="ce8" office:value-type="string" calcext:value-type="string">
            <text:p>Type – 2</text:p>
          </table:table-cell>
          <table:table-cell table:style-name="ce12" office:value-type="string" calcext:value-type="string">
            <text:p>Address Based even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ff Campus</text:p>
          </table:table-cell>
          <table:table-cell table:style-name="ce8" office:value-type="string" calcext:value-type="string">
            <text:p>Type – 1</text:p>
          </table:table-cell>
          <table:table-cell table:style-name="ce12" office:value-type="string" calcext:value-type="string">
            <text:p>Address Based even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ool Campus</text:p>
          </table:table-cell>
          <table:table-cell table:style-name="ce8" office:value-type="string" calcext:value-type="string">
            <text:p>Type – 6</text:p>
          </table:table-cell>
          <table:table-cell table:style-name="ce12" office:value-type="string" calcext:value-type="string">
            <text:p>All colleges decides one college to make an event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 Campus</text:p>
          </table:table-cell>
          <table:table-cell table:style-name="ce8" office:value-type="string" calcext:value-type="string">
            <text:p>Type – 0</text:p>
          </table:table-cell>
          <table:table-cell table:style-name="ce12" office:value-type="string" calcext:value-type="string">
            <text:p>With in the colle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.No</text:p>
          </table:table-cell>
          <table:table-cell table:style-name="ce9" office:value-type="string" calcext:value-type="string" table:number-columns-spanned="2" table:number-rows-spanned="1">
            <text:p>Scenarios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Create WalkIn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Create Off Campus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Create Pool Campus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Create In Campus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 table:number-columns-spanned="2" table:number-rows-spanned="1">
            <text:p>WalkIn to be --&gt; Off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WalkIn to be --&gt; Pool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 table:number-columns-spanned="2" table:number-rows-spanned="1">
            <text:p>WalkIn to be --&gt; In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Off Campus to be --&gt; WalkIn + Other details (event dates, slot, eventmanager...etc)</text:p>
          </table:table-cell>
          <table:covered-table-cell/>
          <table:table-cell table:number-columns-repeated="102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 table:number-columns-spanned="2" table:number-rows-spanned="1">
            <text:p>Off Campus to be --&gt; Pool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 table:number-columns-spanned="2" table:number-rows-spanned="1">
            <text:p>Off Campus to be --&gt; In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 table:number-columns-spanned="2" table:number-rows-spanned="1">
            <text:p>Pool Campus to be --&gt; WalkIn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 table:number-columns-spanned="2" table:number-rows-spanned="1">
            <text:p>Pool Campus to be --&gt; Off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 table:number-columns-spanned="2" table:number-rows-spanned="1">
            <text:p>Pool Campus to be --&gt; In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 table:number-columns-spanned="2" table:number-rows-spanned="1">
            <text:p>In Campus to be --&gt; WalkIn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 table:number-columns-spanned="2" table:number-rows-spanned="1">
            <text:p>In Campus to be --&gt; Off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 table:number-columns-spanned="2" table:number-rows-spanned="1">
            <text:p>In Campus to be --&gt; Pool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0:48:49.806412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23T15:58:29.914833956</dc:date>
    <meta:editing-duration>P1DT7H2M28S</meta:editing-duration>
    <meta:editing-cycles>117</meta:editing-cycles>
    <meta:generator>LibreOffice/5.1.6.2$Linux_X86_64 LibreOffice_project/10m0$Build-2</meta:generator>
    <meta:document-statistic meta:table-count="1" meta:cell-count="51" meta:object-count="0"/>
  </office:meta>
</office:document-meta>
</file>